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 style:data-style-name="N2" text:time-value="19:40:24.5459690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1T19:47:13.620803433</dc:date>
    <meta:editing-duration>PT14H52M6S</meta:editing-duration>
    <meta:editing-cycles>440</meta:editing-cycles>
    <meta:document-statistic meta:table-count="1" meta:cell-count="2778" meta:object-count="0"/>
  </office:meta>
</office:document-meta>
</file>